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cb3e" officeooo:paragraph-rsid="0011cb3e"/>
    </style:style>
    <style:style style:name="P2" style:family="paragraph" style:parent-style-name="Standard">
      <style:paragraph-properties fo:text-align="center" style:justify-single-word="false"/>
      <style:text-properties officeooo:rsid="0011cb3e" officeooo:paragraph-rsid="0011cb3e"/>
    </style:style>
    <style:style style:name="P3" style:family="paragraph" style:parent-style-name="Standard">
      <style:text-properties fo:font-style="italic" officeooo:rsid="0011cb3e" officeooo:paragraph-rsid="0011cb3e" style:font-style-asian="italic" style:font-style-complex="italic"/>
    </style:style>
    <style:style style:name="P4" style:family="paragraph" style:parent-style-name="Standard">
      <style:text-properties officeooo:rsid="00138ecb" officeooo:paragraph-rsid="00138ecb"/>
    </style:style>
    <style:style style:name="P5" style:family="paragraph" style:parent-style-name="Standard">
      <style:text-properties officeooo:rsid="00138ecb" officeooo:paragraph-rsid="0015650d"/>
    </style:style>
    <style:style style:name="P6" style:family="paragraph" style:parent-style-name="Standard">
      <style:text-properties officeooo:rsid="0015650d" officeooo:paragraph-rsid="0015650d"/>
    </style:style>
    <style:style style:name="P7" style:family="paragraph" style:parent-style-name="Standard">
      <style:text-properties officeooo:rsid="0015650d" officeooo:paragraph-rsid="0016aa47"/>
    </style:style>
    <style:style style:name="P8" style:family="paragraph" style:parent-style-name="Standard">
      <style:text-properties officeooo:rsid="001633db" officeooo:paragraph-rsid="0016aa47"/>
    </style:style>
    <style:style style:name="P9" style:family="paragraph" style:parent-style-name="Standard">
      <style:text-properties officeooo:rsid="001633db" officeooo:paragraph-rsid="0017c048"/>
    </style:style>
    <style:style style:name="P10" style:family="paragraph" style:parent-style-name="Standard">
      <style:paragraph-properties fo:text-align="center" style:justify-single-word="false"/>
      <style:text-properties officeooo:rsid="0016aa47" officeooo:paragraph-rsid="0017c048"/>
    </style:style>
    <style:style style:name="P11" style:family="paragraph" style:parent-style-name="Standard">
      <style:text-properties officeooo:rsid="0016aa47" officeooo:paragraph-rsid="0017c048"/>
    </style:style>
    <style:style style:name="P12" style:family="paragraph" style:parent-style-name="Standard">
      <style:paragraph-properties fo:text-align="start" style:justify-single-word="false"/>
      <style:text-properties officeooo:rsid="0016aa47" officeooo:paragraph-rsid="0017c048"/>
    </style:style>
    <style:style style:name="P13" style:family="paragraph" style:parent-style-name="Standard">
      <style:text-properties officeooo:rsid="0017c048" officeooo:paragraph-rsid="0017c048"/>
    </style:style>
    <style:style style:name="P14" style:family="paragraph" style:parent-style-name="Standard">
      <style:text-properties officeooo:rsid="0018bbf1" officeooo:paragraph-rsid="0018bbf1"/>
    </style:style>
    <style:style style:name="P15" style:family="paragraph" style:parent-style-name="Heading_20_3">
      <style:paragraph-properties fo:break-before="page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style:paragraph-properties style:text-autospace="none">
        <style:tab-stops>
          <style:tab-stop style:position="0.2205in"/>
          <style:tab-stop style:position="0.4409in"/>
          <style:tab-stop style:position="0.6614in"/>
          <style:tab-stop style:position="0.8819in"/>
          <style:tab-stop style:position="1.1024in"/>
          <style:tab-stop style:position="1.3228in"/>
          <style:tab-stop style:position="1.5433in"/>
          <style:tab-stop style:position="1.7638in"/>
          <style:tab-stop style:position="1.9843in"/>
          <style:tab-stop style:position="2.2047in"/>
          <style:tab-stop style:position="2.4252in"/>
          <style:tab-stop style:position="2.6457in"/>
        </style:tab-stops>
      </style:paragraph-properties>
      <style:text-properties fo:color="#000000" style:font-name="Menlo-Regular1" fo:font-size="14pt" style:font-name-asian="Menlo-Regular1" style:font-size-asian="14pt" style:font-name-complex="Menlo-Regular1" style:font-size-complex="14pt"/>
    </style:style>
    <style:style style:name="P19" style:family="paragraph">
      <loext:graphic-properties draw:fill="none" draw:fill-color="#ffffff"/>
      <style:paragraph-properties style:text-autospace="none">
        <style:tab-stops>
          <style:tab-stop style:position="0.2205in"/>
          <style:tab-stop style:position="0.4409in"/>
          <style:tab-stop style:position="0.6614in"/>
          <style:tab-stop style:position="0.8819in"/>
          <style:tab-stop style:position="1.1024in"/>
          <style:tab-stop style:position="1.3228in"/>
          <style:tab-stop style:position="1.5433in"/>
          <style:tab-stop style:position="1.7638in"/>
          <style:tab-stop style:position="1.9843in"/>
          <style:tab-stop style:position="2.2047in"/>
          <style:tab-stop style:position="2.4252in"/>
          <style:tab-stop style:position="2.6457in"/>
        </style:tab-stops>
      </style:paragraph-properties>
      <style:text-properties fo:color="#000000" style:font-name="Menlo-Regular1" fo:font-size="14pt" style:font-name-asian="Menlo-Regular1" style:font-size-asian="14pt" style:font-name-complex="Menlo-Regular1" style:font-size-complex="14pt"/>
    </style:style>
    <style:style style:name="P20" style:family="paragraph">
      <loext:graphic-properties draw:fill="none" draw:fill-color="#ffffff"/>
      <style:text-properties fo:font-size="12pt"/>
    </style:style>
    <style:style style:name="T1" style:family="text">
      <style:text-properties officeooo:rsid="0011cb3e"/>
    </style:style>
    <style:style style:name="T2" style:family="text">
      <style:text-properties officeooo:rsid="00138ecb"/>
    </style:style>
    <style:style style:name="T3" style:family="text">
      <style:text-properties officeooo:rsid="0015650d"/>
    </style:style>
    <style:style style:name="T4" style:family="text">
      <style:text-properties officeooo:rsid="001633db"/>
    </style:style>
    <style:style style:name="T5" style:family="text">
      <style:text-properties officeooo:rsid="0017c048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15650d"/>
    </style:style>
    <style:style style:name="T9" style:family="text">
      <style:text-properties fo:color="#000000" style:font-name="Menlo-Regular1" fo:font-size="14pt" style:font-name-asian="Menlo-Regular1" style:font-size-asian="14pt" style:font-name-complex="Menlo-Regular1" style:font-size-complex="14pt"/>
    </style:style>
    <style:style style:name="T10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111in" fo:min-width="0.1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Ultrafine_20_Dashed" svg:stroke-width="0.0201in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3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9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9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33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3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3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22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12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aive <text:span text:style-name="T1">Isomorphism</text:span> <text:span text:style-name="T1">Propagation</text:span></text:p>
      <text:p text:style-name="P2">by Sven Nilsen, 2021</text:p>
      <text:p text:style-name="P1"/>
      <text:p text:style-name="P3">In this paper I explain how the naive core axiom in Avatar Logic propagates isomorphisms through outgoing arrows of any endpoint in the isomorphism.</text:p>
      <text:p text:style-name="P1"/>
      <text:p text:style-name="P8">Naive Isomorphism Propagation means that an isomorphism<text:span text:style-name="T7"><text:reference-ref text:reference-format="text" text:ref-name="isomorphism">[1]</text:reference-ref></text:span> from <text:span text:style-name="T5">`a`</text:span> to <text:span text:style-name="T5">`b`</text:span>,<text:line-break/>propagates into an isomorphism <text:span text:style-name="T5">`b`</text:span> to <text:span text:style-name="T5">`c`</text:span> if there is an outgoing arrow from <text:span text:style-name="T5">`b`</text:span> to <text:span text:style-name="T5">`c`</text:span>.</text:p>
      <text:p text:style-name="P8"/>
      <text:p text:style-name="P8"><draw:custom-shape text:anchor-type="paragraph" draw:z-index="20" draw:name="Shape1" draw:style-name="gr1" draw:text-style-name="P16" svg:width="0.1571in" svg:height="0.1571in" svg:x="2.0492in" svg:y="0.1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1" draw:style-name="gr1" draw:text-style-name="P16" svg:width="0.1571in" svg:height="0.1571in" svg:x="3.0602in" svg:y="0.10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2" draw:name="Shape2" draw:style-name="gr2" draw:text-style-name="P16" svg:x1="2.248in" svg:y1="0.1091in" svg:x2="3.0606in" svg:y2="0.1165in"><text:p/></draw:line><draw:custom-shape text:anchor-type="paragraph" draw:z-index="24" draw:name="Shape1" draw:style-name="gr1" draw:text-style-name="P16" svg:width="0.1571in" svg:height="0.1571in" svg:x="4.2043in" svg:y="0.1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" draw:name="Shape2" draw:style-name="gr2" draw:text-style-name="P16" svg:x1="3.2339in" svg:y1="0.1091in" svg:x2="4.1795in" svg:y2="0.1299in"><text:p/></draw:line><draw:frame text:anchor-type="paragraph" draw:z-index="27" draw:name="Shape10" draw:style-name="gr11" draw:text-style-name="P17" svg:width="0.2657in" svg:height="0.3315in" svg:x="1.8425in" svg:y="0.0673in"><draw:text-box><text:p>a</text:p></draw:text-box></draw:frame><draw:frame text:anchor-type="paragraph" draw:z-index="29" draw:name="Shape11" draw:style-name="gr13" draw:text-style-name="P20" svg:width="0.1913in" svg:height="0.1925in" svg:x="4.4201in" svg:y="0.072in"><draw:text-box><text:p><text:span text:style-name="T10">c</text:span></text:p></draw:text-box></draw:frame></text:p>
      <text:p text:style-name="P8"><draw:line text:anchor-type="paragraph" draw:z-index="23" draw:name="Shape2" draw:style-name="gr2" draw:text-style-name="P16" svg:x1="3.0106in" svg:y1="0.0575in" svg:x2="2.2063in" svg:y2="0.0657in"><text:p/></draw:line><draw:line text:anchor-type="paragraph" draw:z-index="26" draw:name="Shape2" draw:style-name="gr3" draw:text-style-name="P16" svg:x1="4.1547in" svg:y1="0.0791in" svg:x2="3.2173in" svg:y2="0.0744in"><text:p/></draw:line><draw:frame text:anchor-type="paragraph" draw:z-index="28" draw:name="Shape11" draw:style-name="gr12" draw:text-style-name="P17" svg:width="0.1913in" svg:height="0.224in" svg:x="3.061in" svg:y="0.1299in"><draw:text-box><text:p>b</text:p></draw:text-box></draw:frame></text:p>
      <text:p text:style-name="P7"/>
      <text:p text:style-name="P10">(C=c, D=b) :- (A=b, B=a), (B=a, A=b), (A=b, C=c), (B=a, D=b).</text:p>
      <text:p text:style-name="P11"/>
      <text:p text:style-name="P11">It might be hard to spot how Naive Isomorphism Propagation works, so here is the rule filled in.</text:p>
      <text:p text:style-name="P12"/>
      <text:p text:style-name="P1">An isomorphism, in the sense of Category Theory<text:span text:style-name="T7"><text:reference-ref text:reference-format="text" text:ref-name="category theory">[2]</text:reference-ref></text:span>, is a set of two objects <text:span text:style-name="T2">A and B</text:span> with two morphisms, <text:span text:style-name="T2">one from A to B and another from B to A:</text:span></text:p>
      <text:p text:style-name="P1"/>
      <text:p text:style-name="P1"><draw:custom-shape text:anchor-type="paragraph" draw:z-index="9" draw:name="Shape1" draw:style-name="gr1" draw:text-style-name="P16" svg:width="0.1571in" svg:height="0.1571in" svg:x="2.6047in" svg:y="0.14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1" draw:style-name="gr1" draw:text-style-name="P16" svg:width="0.1571in" svg:height="0.1571in" svg:x="3.6161in" svg:y="0.14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Shape2" draw:style-name="gr2" draw:text-style-name="P16" svg:x1="2.7783in" svg:y1="0.1429in" svg:x2="3.5909in" svg:y2="0.1504in"><text:p/></draw:line><draw:frame text:anchor-type="paragraph" draw:z-index="13" draw:name="Shape3" draw:style-name="gr4" draw:text-style-name="P17" svg:width="0.2406in" svg:height="0.2323in" svg:x="2.3146in" svg:y="0.1335in"><draw:text-box><text:p>A</text:p></draw:text-box></draw:frame><draw:frame text:anchor-type="paragraph" draw:z-index="14" draw:name="Shape4" draw:style-name="gr5" draw:text-style-name="P17" svg:width="0.4394in" svg:height="0.2906in" svg:x="3.9472in" svg:y="0.1in"><draw:text-box><text:p>B</text:p></draw:text-box></draw:frame></text:p>
      <text:p text:style-name="P1"><draw:line text:anchor-type="paragraph" draw:z-index="12" draw:name="Shape2" draw:style-name="gr2" draw:text-style-name="P16" svg:x1="3.5661in" svg:y1="0.1in" svg:x2="2.7618in" svg:y2="0.1083in"><text:p/></draw:line></text:p>
      <text:p text:style-name="P1"/>
      <text:p text:style-name="P5">Usually for isomorphisms <text:span text:style-name="T3">of sets</text:span>, the morphisms are thought of as maps between sets, converting every element of A into an element of B and vice versa <text:span text:style-name="T3">such that every element can be mapped back to itself</text:span>. </text:p>
      <text:p text:style-name="P5"/>
      <text:p text:style-name="P5">However, it is important to recognize that the interpretation of a such isomorphisms is left out in pure Category Theory: An isomorphism is merely the fact that there are two arrows, one from A to B and another from B to A. <text:span text:style-name="T3">One can also think of this as a bidirectional edge between nodes in a graph.</text:span></text:p>
      <text:p text:style-name="P4"/>
      <text:p text:style-name="P6">An Avatar Logic<text:span text:style-name="T7"><text:reference-ref text:reference-format="text" text:ref-name="avatar logic">[3]</text:reference-ref></text:span>, the naive core axiom can be modelled as following:</text:p>
      <text:p text:style-name="P6"/>
      <text:p text:style-name="P6"><draw:custom-shape text:anchor-type="paragraph" draw:z-index="0" draw:name="Shape1" draw:style-name="gr1" draw:text-style-name="P16" svg:width="0.1571in" svg:height="0.1571in" svg:x="1.3362in" svg:y="0.1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16" svg:width="0.1571in" svg:height="0.1571in" svg:x="2.3472in" svg:y="0.1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Shape2" draw:style-name="gr2" draw:text-style-name="P16" svg:x1="1.4929in" svg:y1="0.1075in" svg:x2="2.3055in" svg:y2="0.115in"><text:p/></draw:line><draw:frame text:anchor-type="paragraph" draw:z-index="16" draw:name="Shape6" draw:style-name="gr7" draw:text-style-name="P17" svg:width="0.3071in" svg:height="0.2488in" svg:x="1.0953in" svg:y="0.0661in"><draw:text-box><text:p>A</text:p></draw:text-box></draw:frame><draw:frame text:anchor-type="paragraph" draw:z-index="17" draw:name="Shape7" draw:style-name="gr8" draw:text-style-name="P17" svg:width="0.365in" svg:height="0.2988in" svg:x="2.6047in" svg:y="0.0827in"><draw:text-box><text:p>B</text:p></draw:text-box></draw:frame></text:p>
      <text:p text:style-name="P6"><draw:line text:anchor-type="paragraph" draw:z-index="5" draw:name="Shape2" draw:style-name="gr2" draw:text-style-name="P16" svg:x1="2.2972in" svg:y1="0.0646in" svg:x2="1.4929in" svg:y2="0.0728in"><text:p/></draw:line><draw:line text:anchor-type="paragraph" draw:z-index="6" draw:name="Shape2" draw:style-name="gr2" draw:text-style-name="P16" svg:x1="1.402in" svg:y1="0.1228in" svg:x2="1.402in" svg:y2="0.7028in"><text:p/></draw:line><draw:line text:anchor-type="paragraph" draw:z-index="7" draw:name="Shape2" draw:style-name="gr2" draw:text-style-name="P16" svg:x1="2.4217in" svg:y1="0.1311in" svg:x2="2.4217in" svg:y2="0.711in"><text:p/></draw:line><draw:frame text:anchor-type="paragraph" draw:z-index="15" draw:name="Shape5" draw:style-name="gr6" draw:text-style-name="P19" svg:width="3.324in" svg:height="0.3815in" svg:x="2.9693in" svg:y="0.1898in"><draw:text-box><text:p text:style-name="P18"><text:span text:style-name="T9">(C, D) :- (A, B), (B, A), (A, C), (B, D).</text:span></text:p></draw:text-box></draw:frame></text:p>
      <text:p text:style-name="P6"/>
      <text:p text:style-name="P6"/>
      <text:p text:style-name="P6"><draw:custom-shape text:anchor-type="paragraph" draw:z-index="2" draw:name="Shape1" draw:style-name="gr1" draw:text-style-name="P16" svg:width="0.1571in" svg:height="0.1571in" svg:x="1.3362in" svg:y="0.18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8" draw:name="Shape8" draw:style-name="gr9" draw:text-style-name="P17" svg:width="0.2488in" svg:height="0.3323in" svg:x="1.0138in" svg:y="0.161in"><draw:text-box><text:p>C</text:p></draw:text-box></draw:frame><draw:frame text:anchor-type="paragraph" draw:z-index="19" draw:name="Shape9" draw:style-name="gr10" draw:text-style-name="P17" svg:width="0.3571in" svg:height="0.315in" svg:x="2.6126in" svg:y="0.1866in"><draw:text-box><text:p>D</text:p></draw:text-box></draw:frame></text:p>
      <text:p text:style-name="P6"><draw:custom-shape text:anchor-type="paragraph" draw:z-index="3" draw:name="Shape1" draw:style-name="gr1" draw:text-style-name="P16" svg:width="0.1571in" svg:height="0.1571in" svg:x="2.3555in" svg:y="0.0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Shape2" draw:style-name="gr3" draw:text-style-name="P16" svg:x1="1.5429in" svg:y1="0.0854in" svg:x2="2.3138in" svg:y2="0.0854in"><text:p/></draw:line></text:p>
      <text:p text:style-name="P6"/>
      <text:p text:style-name="P6">The word “naive” means that the order assumption is left out of the core axiom of path semantics<text:span text:style-name="T7"><text:reference-ref text:reference-format="text" text:ref-name="path semantics">[4]</text:reference-ref></text:span>.</text:p>
      <text:p text:style-name="P6"/>
      <text:p text:style-name="Standard"><text:span text:style-name="T3">The rule `</text:span>(C, D) :- (A, B), (B, A), (A, C), (B, D).` <text:span text:style-name="T3">is a Horn clause</text:span><text:span text:style-name="T8"><text:reference-ref text:reference-format="text" text:ref-name="horn clause">[5]</text:reference-ref></text:span><text:span text:style-name="T3">, but for pairs instead of predicates.</text:span></text:p>
      <text:p text:style-name="P6">Avatar Logic uses pairs <text:span text:style-name="T4">(binary relations)</text:span> with <text:span text:style-name="T4">some additional</text:span> axioms. <text:span text:style-name="T4">Here, only pairs are relevant.</text:span></text:p>
      <text:p text:style-name="P6"/>
      <text:p text:style-name="P9">The naive core axiom is the only rule. There are no axioms of Category Theory. <text:span text:style-name="T5">Interpreting arrows as maps between sets does not make sense. </text:span>By “isomorphism in the sense of Category Theory”, it is meant how objects and arrows are used in Category Theory, but without using the same axioms.</text:p>
      <text:p text:style-name="P15">References:</text:p>
      <text:p text:style-name="P13"/>
      <text:p text:style-name="P13"><text:reference-mark-start text:name="isomorphism"/>[1]<text:reference-mark-end text:name="isomorphism"/><text:tab/>“Isomorphism”</text:p>
      <text:p text:style-name="P13"><text:tab/>Wikipedia</text:p>
      <text:p text:style-name="P13"><text:tab/><text:a xlink:type="simple" xlink:href="https://en.wikipedia.org/wiki/Isomorphism" text:style-name="Internet_20_link" text:visited-style-name="Visited_20_Internet_20_Link"><text:span text:style-name="T6">https://en.wikipedia.org/wiki/Isomorphism</text:span></text:a></text:p>
      <text:p text:style-name="P13"/>
      <text:p text:style-name="P14"><text:reference-mark-start text:name="category theory"/>[2]<text:reference-mark-end text:name="category theory"/><text:tab/>“Category theory”</text:p>
      <text:p text:style-name="P14"><text:tab/>Wikipedia</text:p>
      <text:p text:style-name="P14"><text:tab/><text:a xlink:type="simple" xlink:href="https://en.wikipedia.org/wiki/Category_theory" text:style-name="Internet_20_link" text:visited-style-name="Visited_20_Internet_20_Link"><text:span text:style-name="T6">https://en.wikipedia.org/wiki/Category_theory</text:span></text:a></text:p>
      <text:p text:style-name="P14"/>
      <text:p text:style-name="P14"><text:reference-mark-start text:name="avatar logic"/>[3]<text:reference-mark-end text:name="avatar logic"/><text:tab/>“Avatar Logic”</text:p>
      <text:p text:style-name="P14"><text:tab/>AdvancedResarch – Summary of Avatar Extensions</text:p>
      <text:p text:style-name="P14"><text:tab/><text:a xlink:type="simple" xlink:href="https://advancedresearch.github.io/avatar-extensions/summary.html#avatar-logic" text:style-name="Internet_20_link" text:visited-style-name="Visited_20_Internet_20_Link"><text:span text:style-name="T6">https://advancedresearch.github.io/avatar-extensions/summary.html#avatar-logic</text:span></text:a></text:p>
      <text:p text:style-name="P14"/>
      <text:p text:style-name="P14"><text:reference-mark-start text:name="path semantics"/>[4]<text:reference-mark-end text:name="path semantics"/><text:tab/>“Path Semantics”</text:p>
      <text:p text:style-name="P14"><text:tab/>Sven Nilsen, 2016-2019</text:p>
      <text:p text:style-name="P14"><text:tab/><text:a xlink:type="simple" xlink:href="https://github.com/advancedresearch/path_semantics/blob/master/papers-wip/path-semantics.pdf" text:style-name="Internet_20_link" text:visited-style-name="Visited_20_Internet_20_Link"><text:span text:style-name="T6">https://github.com/advancedresearch/path_semantics/blob/master/papers-wip/path-semantics.pdf</text:span></text:a></text:p>
      <text:p text:style-name="P14"/>
      <text:p text:style-name="P14"><text:reference-mark-start text:name="horn clause"/>[5]<text:reference-mark-end text:name="horn clause"/><text:tab/>“Horn clause”</text:p>
      <text:p text:style-name="P14"><text:tab/>Wikipedia</text:p>
      <text:p text:style-name="P14"><text:tab/><text:a xlink:type="simple" xlink:href="https://en.wikipedia.org/wiki/Horn_clause" text:style-name="Internet_20_link" text:visited-style-name="Visited_20_Internet_20_Link"><text:span text:style-name="T6">https://en.wikipedia.org/wiki/Horn_clause</text:span></text:a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1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131 902" svg:d="M564 0l-564 902h1131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4T10:48:36.913931000</meta:creation-date>
    <dc:date>2021-01-24T11:59:28.063273000</dc:date>
    <meta:editing-duration>PT7M37S</meta:editing-duration>
    <meta:editing-cycles>1</meta:editing-cycles>
    <meta:document-statistic meta:table-count="0" meta:image-count="0" meta:object-count="0" meta:page-count="2" meta:paragraph-count="30" meta:word-count="363" meta:character-count="2344" meta:non-whitespace-character-count="1999"/>
    <meta:generator>LibreOffice/5.1.2.2$MacOSX_X86_64 LibreOffice_project/d3bf12ecb743fc0d20e0be0c58ca359301eb705f</meta:generator>
  </office:meta>
</office:document-meta>
</file>